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Microsoft Sans Serif'" style:font-family-asian="'Microsoft Sans Serif'" style:font-family-complex="'Microsoft Sans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Microsoft Sans Serif'" style:font-family-asian="'Microsoft Sans Serif'" style:font-family-complex="'Microsoft Sans Serif'" fo:background-color="transparent" style:use-window-font-color="true"/>
    </style:style>
    <style:style style:name="T4" style:family="text">
      <style:text-properties fo:font-size="12.00pt" fo:font-weight="normal" fo:font-family="'Microsoft Sans Serif'" style:font-family-asian="'Microsoft Sans Serif'" style:font-family-complex="'Microsoft Sans Serif'" fo:background-color="transparent" style:use-window-font-color="true" fo:font-style="italic"/>
    </style:style>
    <style:style style:name="T5" style:family="text">
      <style:text-properties fo:font-size="12.00pt" fo:font-weight="normal" fo:font-family="'Microsoft Sans Serif'" style:font-family-asian="'Microsoft Sans Serif'" style:font-family-complex="'Microsoft Sans Serif'" fo:background-color="transparent" style:use-window-font-color="true"/>
    </style:style>
    <style:style style:name="T6" style:family="text">
      <style:text-properties fo:font-size="12.00pt" fo:font-weight="normal" fo:font-family="'Microsoft Sans Serif'" style:font-family-asian="'Microsoft Sans Serif'" style:font-family-complex="'Microsoft Sans Serif'"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Microsoft Sans Serif'" style:font-family-asian="'Microsoft Sans Serif'" style:font-family-complex="'Microsoft Sans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5"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6"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Microsoft Sans Serif'" style:font-family-asian="'Microsoft Sans Serif'" style:font-family-complex="'Microsoft Sans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Microsoft Sans Serif'" style:font-family-asian="'Microsoft Sans Serif'" style:font-family-complex="'Microsoft Sans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Microsoft Sans Serif'" style:font-family-asian="'Microsoft Sans Serif'" style:font-family-complex="'Microsoft Sans Serif'" fo:background-color="transparent" style:use-window-font-color="true"/>
    </style:style>
    <style:style style:name="T25" style:family="text">
      <style:text-properties fo:font-size="12.00pt" fo:font-weight="normal" fo:font-family="'Cambria Math'" style:font-family-asian="'Cambria Math'" style:font-family-complex="'Cambria Math'" fo:background-color="transparent" style:use-window-font-color="true"/>
    </style:style>
    <style:style style:name="T26" style:family="text">
      <style:text-properties fo:font-size="12.00pt" fo:font-weight="normal" fo:font-family="'Microsoft Sans Serif'" style:font-family-asian="'Microsoft Sans Serif'" style:font-family-complex="'Microsoft Sans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Microsoft Sans Serif'" style:font-family-asian="'Microsoft Sans Serif'" style:font-family-complex="'Microsoft Sans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Microsoft Sans Serif'" style:font-family-asian="'Microsoft Sans Serif'" style:font-family-complex="'Microsoft Sans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Consolas" style:font-family-asian="Consolas" style:font-family-complex="Consola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Consolas" style:font-family-asian="Consolas" style:font-family-complex="Consola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Microsoft Sans Serif'" style:font-family-asian="'Microsoft Sans Serif'" style:font-family-complex="'Microsoft Sans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onsolas" style:font-family-asian="Consolas" style:font-family-complex="Consola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onsolas" style:font-family-asian="Consolas" style:font-family-complex="Consolas"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Microsoft Sans Serif'" style:font-family-asian="'Microsoft Sans Serif'" style:font-family-complex="'Microsoft Sans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Consolas" style:font-family-asian="Consolas" style:font-family-complex="Consolas"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Consolas" style:font-family-asian="Consolas" style:font-family-complex="Consola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Consolas" style:font-family-asian="Consolas" style:font-family-complex="Consola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Microsoft Sans Serif'" style:font-family-asian="'Microsoft Sans Serif'" style:font-family-complex="'Microsoft Sans Serif'" fo:background-color="transparent" style:use-window-font-color="true" fo:font-style="italic"/>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Microsoft Sans Serif'" style:font-family-asian="'Microsoft Sans Serif'" style:font-family-complex="'Microsoft Sans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Microsoft Sans Serif'" style:font-family-asian="'Microsoft Sans Serif'" style:font-family-complex="'Microsoft Sans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Consolas" style:font-family-asian="Consolas" style:font-family-complex="Consola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Microsoft Sans Serif'" style:font-family-asian="'Microsoft Sans Serif'" style:font-family-complex="'Microsoft Sans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Microsoft Sans Serif'" style:font-family-asian="'Microsoft Sans Serif'" style:font-family-complex="'Microsoft Sans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Microsoft Sans Serif'" style:font-family-asian="'Microsoft Sans Serif'" style:font-family-complex="'Microsoft Sans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Microsoft Sans Serif'" style:font-family-asian="'Microsoft Sans Serif'" style:font-family-complex="'Microsoft Sans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Microsoft Sans Serif'" style:font-family-asian="'Microsoft Sans Serif'" style:font-family-complex="'Microsoft Sans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Consolas" style:font-family-asian="Consolas" style:font-family-complex="Consolas" fo:background-color="#ffffff"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Microsoft Sans Serif'" style:font-family-asian="'Microsoft Sans Serif'" style:font-family-complex="'Microsoft Sans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Microsoft Sans Serif'" style:font-family-asian="'Microsoft Sans Serif'" style:font-family-complex="'Microsoft Sans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Microsoft Sans Serif'" style:font-family-asian="'Microsoft Sans Serif'" style:font-family-complex="'Microsoft Sans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Microsoft Sans Serif'" style:font-family-asian="'Microsoft Sans Serif'" style:font-family-complex="'Microsoft Sans Serif'"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Consolas" style:font-family-asian="Consolas" style:font-family-complex="Consolas" fo:background-color="transparent" fo:color="#000000"/>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Microsoft Sans Serif'" style:font-family-asian="'Microsoft Sans Serif'" style:font-family-complex="'Microsoft Sans Serif'"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Microsoft Sans Serif'" style:font-family-asian="'Microsoft Sans Serif'" style:font-family-complex="'Microsoft Sans Serif'" fo:background-color="transparent" fo:color="#000000" fo:font-style="italic"/>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Microsoft Sans Serif'" style:font-family-asian="'Microsoft Sans Serif'" style:font-family-complex="'Microsoft Sans Serif'" fo:background-color="transparent" fo:color="#000000"/>
    </style:style>
    <style:style style:name="T85" style:family="text">
      <style:text-properties fo:font-size="12.00pt" fo:font-weight="normal" fo:font-family="'Microsoft Sans Serif'" style:font-family-asian="'Microsoft Sans Serif'" style:font-family-complex="'Microsoft Sans Serif'" fo:background-color="transparent" fo:color="#000000"/>
    </style:style>
    <style:style style:name="T86" style:family="text">
      <style:text-properties fo:font-size="12.00pt" fo:font-weight="normal" fo:font-family="'Microsoft Sans Serif'" style:font-family-asian="'Microsoft Sans Serif'" style:font-family-complex="'Microsoft Sans Serif'"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Microsoft Sans Serif'" style:font-family-asian="'Microsoft Sans Serif'" style:font-family-complex="'Microsoft Sans Serif'" fo:background-color="transparent" fo:color="#000000"/>
    </style:style>
    <style:style style:name="T89" style:family="text">
      <style:text-properties fo:font-size="12.00pt" fo:font-weight="normal" fo:font-family="'Cambria Math'" style:font-family-asian="'Cambria Math'" style:font-family-complex="'Cambria Math'" fo:background-color="transparent" fo:color="#000000"/>
    </style:style>
    <style:style style:name="T90" style:family="text">
      <style:text-properties fo:font-size="12.00pt" fo:font-weight="normal" fo:font-family="'Microsoft Sans Serif'" style:font-family-asian="'Microsoft Sans Serif'" style:font-family-complex="'Microsoft Sans Serif'" fo:background-color="transparent" fo:color="#00000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Microsoft Sans Serif'" style:font-family-asian="'Microsoft Sans Serif'" style:font-family-complex="'Microsoft Sans Serif'" fo:background-color="transparent" fo:color="#00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Microsoft Sans Serif'" style:font-family-asian="'Microsoft Sans Serif'" style:font-family-complex="'Microsoft Sans Serif'" fo:background-color="transparent" fo:color="#00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Consolas" style:font-family-asian="Consolas" style:font-family-complex="Consolas" fo:background-color="transparent" fo:color="#000000"/>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Consolas" style:font-family-asian="Consolas" style:font-family-complex="Consolas" fo:background-color="transparent"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Consolas" style:font-family-asian="Consolas" style:font-family-complex="Consolas" fo:background-color="transparent" fo:color="#000000"/>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Microsoft Sans Serif'" style:font-family-asian="'Microsoft Sans Serif'" style:font-family-complex="'Microsoft Sans Serif'" fo:background-color="transparent" fo:color="#000000"/>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Microsoft Sans Serif'" style:font-family-asian="'Microsoft Sans Serif'" style:font-family-complex="'Microsoft Sans Serif'" fo:background-color="transparent" fo:color="#000000"/>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Consolas" style:font-family-asian="Consolas" style:font-family-complex="Consolas" fo:background-color="transparent" fo:color="#00000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Consolas" style:font-family-asian="Consolas" style:font-family-complex="Consolas" fo:background-color="transparent" fo:color="#000000"/>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Microsoft Sans Serif'" style:font-family-asian="'Microsoft Sans Serif'" style:font-family-complex="'Microsoft Sans Serif'" fo:background-color="transparent" fo:color="#000000"/>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Microsoft Sans Serif'" style:font-family-asian="'Microsoft Sans Serif'" style:font-family-complex="'Microsoft Sans Serif'" fo:background-color="transparent"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Consolas" style:font-family-asian="Consolas" style:font-family-complex="Consolas"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Consolas" style:font-family-asian="Consolas" style:font-family-complex="Consolas" fo:background-color="#ffffff" fo:color="#000000"/>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Consolas" style:font-family-asian="Consolas" style:font-family-complex="Consolas" fo:background-color="#ffffff" fo:color="#000000"/>
    </style:style>
    <style:style style:name="T119" style:family="text">
      <style:text-properties fo:font-size="12.00pt" fo:font-weight="normal" fo:font-family="Consolas" style:font-family-asian="Consolas" style:font-family-complex="Consolas" fo:background-color="transparent" fo:color="#00000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Microsoft Sans Serif'" style:font-family-asian="'Microsoft Sans Serif'" style:font-family-complex="'Microsoft Sans Serif'" fo:background-color="transparent" fo:color="#000000" fo:font-style="italic"/>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Microsoft Sans Serif'" style:font-family-asian="'Microsoft Sans Serif'" style:font-family-complex="'Microsoft Sans Serif'"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Microsoft Sans Serif'" style:font-family-asian="'Microsoft Sans Serif'" style:font-family-complex="'Microsoft Sans Serif'"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Microsoft Sans Serif'" style:font-family-asian="'Microsoft Sans Serif'" style:font-family-complex="'Microsoft Sans Serif'" fo:background-color="transparent" fo:color="#000000"/>
    </style:style>
    <style:style style:name="T128" style:family="text">
      <style:text-properties fo:font-size="12.00pt" fo:font-weight="normal" fo:font-family="'Microsoft Sans Serif'" style:font-family-asian="'Microsoft Sans Serif'" style:font-family-complex="'Microsoft Sans Serif'" fo:background-color="transparent" fo:color="#000000"/>
    </style:style>
    <style:style style:name="T129" style:family="text">
      <style:text-properties fo:font-size="12.00pt" fo:font-weight="normal" fo:font-family="'Microsoft Sans Serif'" style:font-family-asian="'Microsoft Sans Serif'" style:font-family-complex="'Microsoft Sans Serif'" fo:background-color="transparent" fo:color="#00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Microsoft Sans Serif'" style:font-family-asian="'Microsoft Sans Serif'" style:font-family-complex="'Microsoft Sans Serif'" fo:background-color="transparent" fo:color="#000000"/>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Microsoft Sans Serif'" style:font-family-asian="'Microsoft Sans Serif'" style:font-family-complex="'Microsoft Sans Serif'" fo:background-color="transparent" fo:color="#000000"/>
    </style:style>
    <style:style style:name="T134"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Consolas" style:font-family-asian="Consolas" style:font-family-complex="Consolas" fo:background-color="#ffffff" fo:color="#000000"/>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Consolas" style:font-family-asian="Consolas" style:font-family-complex="Consolas" fo:background-color="#ffffff" fo:color="#000000"/>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Consolas" style:font-family-asian="Consolas" style:font-family-complex="Consolas" fo:background-color="#ffffff" fo:color="#000000"/>
    </style:style>
    <style:style style:name="T143"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Consolas" style:font-family-asian="Consolas" style:font-family-complex="Consolas"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54"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55"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56" style:family="text">
      <style:text-properties fo:font-size="12.00pt" fo:font-weight="normal" fo:font-family="'Microsoft Sans Serif'" style:font-family-asian="'Microsoft Sans Serif'" style:font-family-complex="'Microsoft Sans Serif'"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Microsoft Sans Serif'" style:font-family-asian="'Microsoft Sans Serif'" style:font-family-complex="'Microsoft Sans Serif'" fo:background-color="transparent" fo:color="#000000"/>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Consolas" style:font-family-asian="Consolas" style:font-family-complex="Consolas"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Consolas" style:font-family-asian="Consolas" style:font-family-complex="Consolas"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Microsoft Sans Serif'" style:font-family-asian="'Microsoft Sans Serif'" style:font-family-complex="'Microsoft Sans Serif'" fo:background-color="transparent" fo:color="#000000" fo:font-style="italic"/>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normal" fo:font-family="'Microsoft Sans Serif'" style:font-family-asian="'Microsoft Sans Serif'" style:font-family-complex="'Microsoft Sans Serif'" fo:background-color="transparent" fo:color="#000000"/>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fo:font-family="Consolas" style:font-family-asian="Consolas" style:font-family-complex="Consolas"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2.00pt" fo:font-weight="normal" fo:font-family="Consolas" style:font-family-asian="Consolas" style:font-family-complex="Consolas" fo:background-color="transparent" fo:color="#000000"/>
    </style:style>
    <style:style style:name="T171" style:family="text">
      <style:text-properties fo:font-size="12.00pt" fo:font-weight="normal" fo:font-family="Consolas" style:font-family-asian="Consolas" style:font-family-complex="Consolas" fo:background-color="transparent" fo:color="#000000"/>
    </style:style>
    <style:style style:name="T172" style:family="text">
      <style:text-properties fo:font-size="12.00pt" fo:font-weight="normal" fo:font-family="Consolas" style:font-family-asian="Consolas" style:font-family-complex="Consolas" fo:background-color="transparent" fo:color="#000000"/>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Consolas" style:font-family-asian="Consolas" style:font-family-complex="Consolas" fo:background-color="transparent" fo:color="#000000"/>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Consolas" style:font-family-asian="Consolas" style:font-family-complex="Consolas" fo:background-color="transparent" fo:color="#000000" fo:font-style="italic"/>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2.00pt" fo:font-weight="normal" fo:font-family="'Microsoft Sans Serif'" style:font-family-asian="'Microsoft Sans Serif'" style:font-family-complex="'Microsoft Sans Serif'" fo:background-color="transparent" fo:color="#000000"/>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Microsoft Sans Serif'" style:font-family-asian="'Microsoft Sans Serif'" style:font-family-complex="'Microsoft Sans Serif'" fo:background-color="transparent" fo:color="#000000"/>
    </style:style>
    <style:style style:name="T181" style:family="text">
      <style:text-properties fo:font-size="12.00pt" fo:font-weight="normal" fo:font-family="'Cambria Math'" style:font-family-asian="'Cambria Math'" style:font-family-complex="'Cambria Math'" fo:background-color="transparent" fo:color="#000000"/>
    </style:style>
    <style:style style:name="T182" style:family="text">
      <style:text-properties fo:font-size="12.00pt" fo:font-weight="normal" fo:font-family="'Microsoft Sans Serif'" style:font-family-asian="'Microsoft Sans Serif'" style:font-family-complex="'Microsoft Sans Serif'" fo:background-color="transparent" fo:color="#000000"/>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normal" fo:font-family="'Microsoft Sans Serif'" style:font-family-asian="'Microsoft Sans Serif'" style:font-family-complex="'Microsoft Sans Serif'"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BuutCamp 2017</text:span></text:p>
      <text:p text:style-name="P1"><text:span text:style-name="T2"/></text:p>
      <text:p text:style-name="P1"><text:span text:style-name="T3">Buutcampissa pääset tutustumaan pelinkehityksen maailmaan Unityllä. Unity on moderni pelimoottori, jolla on kehitetty mm. Hearthstone, Cities Skylines sekä Kerbal Space Program. Mikäli sinulla tulee missään vaiheessa ongelmia kysy ihmeessä järjestäjiltä. Tai mikäli sinua vain kiinnostaa tai ihmetyttää jokin asia!<text:s/></text:span><text:span text:style-name="T4">Jos et ole ennen ohjelmoinut olen kirjoittanu</text:span><text:span text:style-name="T5">t<text:s/></text:span><text:span text:style-name="T6">vinotekstillä pieniä tietopähkinöitä aloittelijoille erilaisista ohjelmointikonsepteista. Jos olet jo ohjelmoinut voit hypätä näiden ylitse.</text:span></text:p>
      <text:p text:style-name="P1"><text:span text:style-name="T7"/></text:p>
      <text:p text:style-name="P1"><text:span text:style-name="T8">1. Avaa käynnistävalikosta VMWareImages alta “Ohjelmointikerho”</text:span></text:p>
      <text:p text:style-name="P1"><text:span text:style-name="T8">2. Avaa Unity työpöydältä. Älä välitä virheviesteistä. Klikkaa vain “Use other form of authentication” ja painele itsesi eteenpäin</text:span></text:p>
      <text:p text:style-name="P1"><text:span text:style-name="T8">3. Paina Alt+Shift vaihtaaksesi näppäimistön suomenkieliseksi</text:span></text:p>
      <text:p text:style-name="P1"><text:span text:style-name="T8">4. Paina Unitystä Open Project ja siirry kansioon mihin latasit paketin</text:span></text:p>
      <text:p text:style-name="P1"><text:span text:style-name="T9"/></text:p>
      <text:p text:style-name="P1"><text:span text:style-name="T10">Sinulla pitäisi nyt olla Unity auki. Unityssä sinun pitäisi löytää seuraavat ikkunat:</text:span></text:p>
      <text:p text:style-name="P1"><text:span text:style-name="T11"/></text:p>
      <text:p text:style-name="P1"><text:span text:style-name="T12">- Hierarchy, joka näyttää pelissä olevat esineet</text:span></text:p>
      <text:p text:style-name="P1"><text:span text:style-name="T12">- Project, joka näyttää tiedostosi</text:span></text:p>
      <text:p text:style-name="P1"><text:span text:style-name="T12">- Inspector, joka näyttää mitä ominaisuuksia valitsemallasi esineellä on</text:span></text:p>
      <text:p text:style-name="P1"><text:span text:style-name="T12">- Console, joka näyttää virheviestit</text:span></text:p>
      <text:p text:style-name="P1"><text:span text:style-name="T12">- Scene, jossa näkyy pelikenttä</text:span></text:p>
      <text:p text:style-name="P1"><text:span text:style-name="T12">- Game, jossa peli alkaa pyörimään play-nappia painettaessa</text:span></text:p>
      <text:p text:style-name="P1"><text:span text:style-name="T13"/></text:p>
      <text:p text:style-name="P1"><text:span text:style-name="T13"/></text:p>
      <text:p text:style-name="P1"><text:span text:style-name="T14">VAIHE 1<text:s/></text:span><text:span text:style-name="T15">–</text:span><text:span text:style-name="T16"><text:s/>Liikkuminen</text:span></text:p>
      <text:p text:style-name="P1"><draw:frame text:anchor-type="as-char" svg:width="82.02mm" svg:height="19.84mm" style:rel-width="scale" style:rel-height="scale"><draw:object-ole xlink:href="OleObj1"/><draw:image xlink:href="ObjectReplacements/OleObj1"/></draw:frame><text:span text:style-name="T17"/></text:p>
      <text:p text:style-name="P1"><text:span text:style-name="T18">1. Raketin 3d-malli löytyy Project-ikkunasta nimellä “rocket-model”. Vedä se Sceneen, jotta saat sen peliin. Kun olet vetänyt raketin peliin pitäisi Inspector-ikkunaan ilmestyä Raketin ominaisuudet, joita on tällä hetkellä vain Raketin transform eli sijainti, kiertokulma ja koko, sekä MeshRenderer ja Filter, jotka tarkoittavat 3D-malllia. Jätämme 3D-mallin säätämiset huomiotta ja keskitytään sijaintiin. Aseta raketin sijaintikoordinaatit (x: -8, y: 0, z: 0).</text:span></text:p>
      <text:p text:style-name="P1"><text:span text:style-name="T19"/></text:p>
      <text:p text:style-name="P1"><text:span text:style-name="T20">2. Liikutetaan kamera niin että raketti näkyy selvästi. Kameran pitäisi löytyä nimellä “Main camera” Hierarchy-ikkunasta. Klikkaa kameraa ja säädä sen sijainti x- ja y-akselilla nollaksi ja z-akselilla -10</text:span></text:p>
      <text:p text:style-name="P1"><text:span text:style-name="T21"/></text:p>
      <text:p text:style-name="P1"><text:span text:style-name="T22">3. Paina play nappia. Raketin pitäisi nyt näkyä ruudulla. Jos ei, kysy apua.</text:span></text:p>
      <text:p text:style-name="P1"><draw:frame text:anchor-type="as-char" svg:width="70.64mm" svg:height="53.45mm" style:rel-width="scale" style:rel-height="scale"><draw:object-ole xlink:href="OleObj2"/><draw:image xlink:href="ObjectReplacements/OleObj2"/></draw:frame><text:span text:style-name="T23"/></text:p>
      <text:p text:style-name="P1"><text:span text:style-name="T24">4. Annetaan raketille fysiikkakomponentti painamalla “Add Component” inspector-ikkunasta ja valitaan Physics</text:span><text:span text:style-name="T25">→</text:span><text:span text:style-name="T26">Rigidbody. Aseta RigidBodyn asetukset kuvan osoittamalla tavalla. Tässä on monenlaista säädintä, mutta tärkeimmät on se vaikuttaako painovoima kappaleeseen “use gravity” ja se jäädytetäänkö liike tai kiertyminen tietyillä akseleilla. Emme halua raketin liikkuvan poispäin tai pyörivän muuten kuin vasemmalle ja oikealle.</text:span></text:p>
      <text:p text:style-name="P1"><text:span text:style-name="T27"/></text:p>
      <text:p text:style-name="P1"><text:span text:style-name="T28">5. Tehdään liikkumista varten uusi skripti. Skriptit ovat koodinpätkiä, jotka hallitsevat pelin esineitä. Esimerkiksi tässä tapauksessa rakettia. Lisätään raketille uusi skripti klikkaamalla sitä ja painamalla “Add Component” inspector-ikkunasta. Alimpana avautuvassa valikossa pitäisi olla “New Script”. Paina sitä ja anna sille nimeksi “Movement”. Uuden skriptin pitäisi automaattisesti avautua tekstieditoriin, mutta jos ei. Etsi se Project-ikkunasta ja klikkaa sitä.</text:span></text:p>
      <text:p text:style-name="P1"><text:span text:style-name="T29"/></text:p>
      <text:p text:style-name="P1"><text:span text:style-name="T30">6. Uudessa skriptissä näkyy muutama rivi tekstiä. Ensimmäisistä riveistä ei tässä vaiheessa tarvitse välittää. Niissä vain kerrotaan mitä kirjastoja skriptissä käytetään ja minkäniminen ja minkälainen komponentti luodaan. Tärkeät kohdat ovat:</text:span></text:p>
      <text:p text:style-name="P1"><text:span text:style-name="T31"/></text:p>
      <text:p text:style-name="P1"><text:span text:style-name="T32">void Start(){</text:span></text:p>
      <text:p text:style-name="P1"><text:span text:style-name="T33"/></text:p>
      <text:p text:style-name="P1"><text:span text:style-name="T34">}</text:span></text:p>
      <text:p text:style-name="P1"><text:span text:style-name="T35"/></text:p>
      <text:p text:style-name="P1"><text:span text:style-name="T36">jonka sisälle laitetaan koodi, joka suoritetaan pelin käynnistyeessä ja</text:span></text:p>
      <text:p text:style-name="P1"><text:span text:style-name="T37"/></text:p>
      <text:p text:style-name="P1"><text:span text:style-name="T38">void Update(){</text:span></text:p>
      <text:p text:style-name="P1"><text:span text:style-name="T39"/></text:p>
      <text:p text:style-name="P1"><text:span text:style-name="T40">}</text:span></text:p>
      <text:p text:style-name="P1"><text:span text:style-name="T41"/></text:p>
      <text:p text:style-name="P1"><text:span text:style-name="T42">joka suoritetaan uudelleen ja uudelleen n. 60 kertaa sekunnissa. Haluamme tässä movement-skriptissä tehdä muutoksia raketin fysiikoihin joten käytämme sen Rigidbody-komponenttia. Saamme rigidbodyn käyttöön tässä skriptissä näin</text:span></text:p>
      <text:p text:style-name="P1"><text:span text:style-name="T43"/></text:p>
      <text:p text:style-name="P1"><text:span text:style-name="T44">public class Movement : MonoBehaviour {</text:span></text:p>
      <text:p text:style-name="P1"><text:span text:style-name="T44"><text:tab/></text:span></text:p>
      <text:p text:style-name="P1"><text:span text:style-name="T44"><text:tab/>Rigidbody rb;</text:span></text:p>
      <text:p text:style-name="P1"><text:span text:style-name="T45"/></text:p>
      <text:p text:style-name="P1"><text:span text:style-name="T46"><text:tab/>void Start () {</text:span></text:p>
      <text:p text:style-name="P1"><text:span text:style-name="T46"><text:tab/><text:tab/>rb = GetComponent&lt;Rigidbody&gt;();</text:span></text:p>
      <text:p text:style-name="P1"><text:span text:style-name="T46"><text:tab/>}</text:span></text:p>
      <text:p text:style-name="P1"><text:span text:style-name="T47"/></text:p>
      <text:p text:style-name="P1"><text:span text:style-name="T48"><text:tab/>…</text:span></text:p>
      <text:p text:style-name="P1"><text:span text:style-name="T49"/></text:p>
      <text:p text:style-name="P1"><text:span text:style-name="T50">Tässä käytämme muuttujaa. Muuttuja on vähän niinkuin laatikko jossa on kaksi tunnistetta. Mitä laatikossa on ja mikä laatikon nimi on. Tässä tapauksessa laatikossa on Rigidbodymme ja nimesimme Rigidbodymme nimellä “rb”. Nimi on vapaavalintainen, mutta on hyvä että se on helposti tunnistettavissa.</text:span></text:p>
      <text:p text:style-name="P1"><text:span text:style-name="T51"/></text:p>
      <text:p text:style-name="P1"><text:span text:style-name="T52">GetComponent&lt;Rigidbody&gt;(); etsii nykyisessä esineessä eli raketissa olevan Rigidbody-komponentin. Esimerkiksi tämän komponentin voisi toisessa skriptissä hakea GetComponent&lt;Movement&gt;(); komennolla jne.</text:span></text:p>
      <text:p text:style-name="P1"><text:span text:style-name="T53"/></text:p>
      <text:p text:style-name="P1"><text:span text:style-name="T54">7. Siirrytään Update-funktioon. Teemme sinne pelilogiikan, joka muuttaa näppäimistön sisääntulon raketin liikkeeksi. Laitetaan raketti kulkemaan eteenpäin. Voit kokeilla myöhemmin miten raketti liikkuu vaihtamalla kerrointa joksikin toiseksi!</text:span><text:span text:style-name="T55"/></text:p>
      <text:p text:style-name="P1"><text:span text:style-name="T55"/></text:p>
      <text:p text:style-name="P1"><text:span text:style-name="T56">void Update(){</text:span></text:p>
      <text:p text:style-name="P1"><text:span text:style-name="T56"><text:tab/>if(Input.GetKey(KeyCode.W)){</text:span></text:p>
      <text:p text:style-name="P1"><text:span text:style-name="T56"><text:tab/><text:tab/>rb.AddForce(transform.up * 5);</text:span></text:p>
      <text:p text:style-name="P1"><text:span text:style-name="T56"><text:tab/>}</text:span></text:p>
      <text:p text:style-name="P1"><text:span text:style-name="T56">}</text:span></text:p>
      <text:p text:style-name="P1"><text:span text:style-name="T57"/></text:p>
      <text:p text:style-name="P1"><text:span text:style-name="T58">Tässä on paljon tekstiä joten puretaan se osiin:</text:span></text:p>
      <text:p text:style-name="P1"><text:span text:style-name="T59"/></text:p>
      <text:p text:style-name="P1"><text:span text:style-name="T60">- Update, eli 60 kertaa sekunnissa tee seuraavaa</text:span></text:p>
      <text:p text:style-name="P1"><text:span text:style-name="T60">- if(){}, jos normaalien sulkeiden sisällä oleva kysymys on tosi suoritetaan aaltosulkeissa oleva tehtävä, muuten ei</text:span></text:p>
      <text:p text:style-name="P1"><text:span text:style-name="T60">- Input.GetKey, Onko näppäimistön nappi pohjassa</text:span></text:p>
      <text:p text:style-name="P1"><text:span text:style-name="T60">- KeyCode.W, tässä tapauksessa W-näppäin</text:span></text:p>
      <text:p text:style-name="P1"><text:span text:style-name="T60">- rb.AddForce, lisää Rigidbodyymme voima, joka liikuttaa rakettiamme</text:span></text:p>
      <text:p text:style-name="P1"><text:span text:style-name="T60">- transform.up, voiman suunta on raketista suoraan ylöspäin</text:span></text:p>
      <text:p text:style-name="P1"><text:span text:style-name="T60">- 5, lisätään kerroin, koska muuten rakettimme on liian hidas</text:span></text:p>
      <text:p text:style-name="P1"><text:span text:style-name="T61"/></text:p>
      <text:p text:style-name="P1"><text:span text:style-name="T62">8. Kokeile peliäsi painamalla W-näppäintä. Liikkuuko rakettisi eteenpäin? Jos ei, kysy apua</text:span></text:p>
      <text:p text:style-name="P1"><text:span text:style-name="T63"/></text:p>
      <text:p text:style-name="P1"><text:span text:style-name="T64">9. Tehdään nyt niin että raketti liikkuisi myös taaksepäin. Kopioi kohtasi koodista, joka liikuttaa sitä eteenpäin suoraan sen alle. Laita raketti liikkumaan taaksepäin S-näppäimestä siten että kerrot suunnan transform.up tällä kertaa luvulla -5 jotta raketti liikkuu päinvastaiseen suuntaan. Testaa toimiiko</text:span></text:p>
      <text:p text:style-name="P1"><text:span text:style-name="T65"/></text:p>
      <text:p text:style-name="P1"><text:span text:style-name="T66">10. Laitetaan raketti kääntymään vasemmalle ja oikealle</text:span></text:p>
      <text:p text:style-name="P1"><text:span text:style-name="T67"/></text:p>
      <text:p text:style-name="P1"><text:span text:style-name="T68">if (Input.GetKey(KeyCode.A)) {</text:span></text:p>
      <text:p text:style-name="P1"><text:span text:style-name="T68"><text:tab/>rb.AddTorque(transform.forward * 2);</text:span></text:p>
      <text:p text:style-name="P1"><text:span text:style-name="T68">}</text:span></text:p>
      <text:p text:style-name="P1"><text:span text:style-name="T69"/></text:p>
      <text:p text:style-name="P1"><text:span text:style-name="T70">- rb.AddTorque lisää Rigidbodyymme vääntöä, joka kiertää sitä</text:span></text:p>
      <text:p text:style-name="P1"><text:span text:style-name="T70">- transform.forward on akseli joka tulee kamerasta eteenpäin raketin läpi. Kierrä sen suuntaisesti.</text:span></text:p>
      <text:p text:style-name="P1"><text:span text:style-name="T71"/></text:p>
      <text:p text:style-name="P1"><text:span text:style-name="T72">Kopioi koodi ja tee se myös näppäimelle D niin että kerrot suunnan negatiivisella -2:lla. Voit myös kokeilla taas liikkumista eri arvoilla.</text:span></text:p>
      <text:p text:style-name="P1"><text:span text:style-name="T73"/></text:p>
      <text:p text:style-name="P1"><text:span text:style-name="T74">11. Sinulla pitäisi olla nyt täysin liikkuva raketti. Kokeile sitä pelissä!</text:span></text:p>
      <text:p text:style-name="P1"><text:span text:style-name="T75"/></text:p>
      <text:p text:style-name="P1"><text:span text:style-name="T76">12. Huomaat varmaankin että voit ajaa raketin ulos kentältä hukkaan. Tehdään pieni pätkä koodia, joka palauttaa raketin toiselta puolelta takaisin sisälle, mikäli se menee rajoista ylitse:</text:span></text:p>
      <text:p text:style-name="P1"><text:span text:style-name="T77"/></text:p>
      <text:p text:style-name="P1"><text:span text:style-name="T78"><text:s/>if(transform.position.x &gt; 12) {</text:span></text:p>
      <text:p text:style-name="P1"><text:span text:style-name="T78"><text:s/><text:tab/>transform.position -= new Vector3(23, 0, 0);</text:span></text:p>
      <text:p text:style-name="P1"><text:span text:style-name="T78"><text:s/>} else if(transform.position.x &lt; -12) {</text:span></text:p>
      <text:p text:style-name="P1"><text:span text:style-name="T78"><text:s text:c="7"/>transform.position += new Vector3(23, 0, 0);</text:span></text:p>
      <text:p text:style-name="P1"><text:span text:style-name="T78"><text:s/>} else if (transform.position.y &gt; 7) {</text:span></text:p>
      <text:p text:style-name="P1"><text:span text:style-name="T78"><text:s text:c="7"/>transform.position -= new Vector3(0, 13, 0);</text:span></text:p>
      <text:p text:style-name="P1"><text:span text:style-name="T78"><text:s/>} else if (transform.position.y &lt; -7) {</text:span></text:p>
      <text:p text:style-name="P1"><text:span text:style-name="T78"><text:s text:c="7"/>transform.position += new Vector3(0, 13, 0);</text:span></text:p>
      <text:p text:style-name="P1"><text:span text:style-name="T78"><text:s/>}</text:span></text:p>
      <text:p text:style-name="P1"><text:span text:style-name="T79"/></text:p>
      <text:p text:style-name="P1"><text:span text:style-name="T80">Eli jos raketin x arvo on yli 15, vähennetään sen x:stä 28 jne. </text:span></text:p>
      <text:p text:style-name="P1"><text:span text:style-name="T81"/></text:p>
      <text:p text:style-name="P1"><text:span text:style-name="T82">else tarkoittaa muuten eli jos edellinen if ei toteudu</text:span></text:p>
      <text:p text:style-name="P1"><text:span text:style-name="T82">new Vector(1,2,3) luo uuden vektorin jossa 1 on x, 2 on y ja 3 on z-arvo</text:span></text:p>
      <text:p text:style-name="P1"><text:span text:style-name="T82">-= Vähentää muuttujastamme sen jälkeisen arvon ja += lisää arvon</text:span></text:p>
      <text:p text:style-name="P1"><text:span text:style-name="T83"/></text:p>
      <text:p text:style-name="P1"><text:span text:style-name="T83"/></text:p>
      <text:p text:style-name="P1"><text:span text:style-name="T83"/></text:p>
      <text:p text:style-name="P1"><text:span text:style-name="T84">VAIHE 2<text:s/></text:span><text:span text:style-name="T85">–</text:span><text:span text:style-name="T86"><text:s/>Ampuminen</text:span></text:p>
      <text:p text:style-name="P1"><text:span text:style-name="T87"/></text:p>
      <text:p text:style-name="P1"><draw:frame text:anchor-type="as-char" svg:width="82.02mm" svg:height="20.37mm" style:rel-width="scale" style:rel-height="scale"><draw:object-ole xlink:href="OleObj3"/><draw:image xlink:href="ObjectReplacements/OleObj3"/></draw:frame><text:span text:style-name="T87"/></text:p>
      <text:p text:style-name="P1"><text:span text:style-name="T88">1. Tehdään ensin laaseri. Yksinkertainen on kaunista, joten laaseria saa kuvata pitkä lieriö, jonka värjäämme punaiseksi. Klikkaa hierarchy-ikkunasta rakettia oikealla ja hae valikosta 3D Object<text:s/></text:span><text:span text:style-name="T89">→</text:span><text:span text:style-name="T90"><text:s/>Cylinder. Laita sylinterile seuraavat arvot, jotta siitä tulee tarpeeksi pitkä pitkula. Varmista myös että laaseri on raketin alla hierarkiassa (jos ei, vedä se sille). Kun laaseri on raketin alla hierarkiassa se liikkuu sen mukana. Testaa tässä vaiheessa</text:span></text:p>
      <text:p text:style-name="P1"><text:span text:style-name="T91"/></text:p>
      <text:p text:style-name="P1"><text:span text:style-name="T92">2. Laaseri on tässä vaiheessa koko ajan päällä, joten tehdään raketille uusi komponentti, joka hallitsee ampumista. Kuten aiemmin liikkumisen kanssa, klikkaa rakettia ja tee uusi skripti nimeltään “Shooting”.</text:span></text:p>
      <text:p text:style-name="P1"><text:span text:style-name="T93"/></text:p>
      <text:p text:style-name="P1"><text:span text:style-name="T94">3.<text:s text:c="2"/>Tässä vaiheessa opimme miten muita esineitä voi hallita skripteillä. Tee shootingille uusi muuttuja nimeltä laser näin:</text:span></text:p>
      <text:p text:style-name="P1"><text:span text:style-name="T95"/></text:p>
      <text:p text:style-name="P1"><text:span text:style-name="T96">public class Shooting : MonoBehaviour {</text:span></text:p>
      <text:p text:style-name="P1"><text:span text:style-name="T97"/></text:p>
      <text:p text:style-name="P1"><text:span text:style-name="T98"><text:tab/>public GameObject laser;</text:span></text:p>
      <text:p text:style-name="P1"><text:span text:style-name="T99"/></text:p>
      <text:p text:style-name="P1"><text:span text:style-name="T100"><text:tab/>…</text:span></text:p>
      <text:p text:style-name="P1"><text:span text:style-name="T101"/></text:p>
      <text:p text:style-name="P1"><draw:frame text:anchor-type="as-char" svg:width="70.38mm" svg:height="15.08mm" style:rel-width="scale" style:rel-height="scale"><draw:object-ole xlink:href="OleObj4"/><draw:image xlink:href="ObjectReplacements/OleObj4"/></draw:frame><text:span text:style-name="T102">Public tarkoittaa sitä että kyseinen muuttujalaatikko löytyy myös Inspector-ikkusta. Mennään siis sen jälkeen inspector-ikkunaan. Sieltä pitäisi löytyä Laserkohta uudelle<text:s text:c="2"/>julkiselle muuttujallemme. Vedä hierarkiasta Laser-esine tähän paikkaan.</text:span></text:p>
      <text:p text:style-name="P1"><text:span text:style-name="T103"/></text:p>
      <text:p text:style-name="P1"><text:span text:style-name="T104">4.<text:s text:c="2"/>Laitetaan laser pois päältä startissa ja aktivoidaan se vain välilyönnillä</text:span></text:p>
      <text:p text:style-name="P1"><text:span text:style-name="T105"/></text:p>
      <text:p text:style-name="P1"><text:span text:style-name="T106">void Start(){</text:span></text:p>
      <text:p text:style-name="P1"><text:span text:style-name="T106"><text:tab/>laser.SetActive(false);</text:span></text:p>
      <text:p text:style-name="P1"><text:span text:style-name="T106">}</text:span></text:p>
      <text:p text:style-name="P1"><text:span text:style-name="T107"/></text:p>
      <text:p text:style-name="P1"><text:span text:style-name="T108">void Update(){</text:span></text:p>
      <text:p text:style-name="P1"><text:span text:style-name="T108"><text:tab/>if(Input.GetKey(KeyCode.Space)){</text:span></text:p>
      <text:p text:style-name="P1"><text:span text:style-name="T108"><text:tab/><text:tab/>laser.SetActive(true);</text:span></text:p>
      <text:p text:style-name="P1"><text:span text:style-name="T108"><text:tab/>}</text:span></text:p>
      <text:p text:style-name="P1"><text:span text:style-name="T108">}</text:span></text:p>
      <text:p text:style-name="P1"><text:span text:style-name="T109"/></text:p>
      <text:p text:style-name="P1"><text:span text:style-name="T110">Testaa pelimoodissa toimiiko laaseri välilyöntiä painamallla.</text:span></text:p>
      <text:p text:style-name="P1"><text:span text:style-name="T111"/></text:p>
      <text:p text:style-name="P1"><text:span text:style-name="T112">5. Laaserin kokoaikainen päälläpito tekee pelistä vähän turhan helpon, joten tehdään ampumisten väliin sekunnin mittainen jäähtymisaika. Kun spacea painetaan nollautuu laskuri ja silloin ampuminen ei onnistu. Lopullinen koodi näyttää tältä:</text:span></text:p>
      <text:p text:style-name="P1"><text:span text:style-name="T113"/></text:p>
      <text:p text:style-name="P1"><text:span text:style-name="T113"/></text:p>
      <text:p text:style-name="P1"><text:span text:style-name="T113"/></text:p>
      <text:p text:style-name="P1"><text:span text:style-name="T113"/></text:p>
      <text:p text:style-name="P1"><text:span text:style-name="T114">public class Shooting : MonoBehaviour {</text:span></text:p>
      <text:p text:style-name="P1"><text:span text:style-name="T115"/></text:p>
      <text:p text:style-name="P1"><text:span text:style-name="T116"><text:s text:c="4"/>public GameObject laser;</text:span></text:p>
      <text:p text:style-name="P1"><text:span text:style-name="T116"><text:s text:c="4"/>float cooldown;</text:span></text:p>
      <text:p text:style-name="P1"><text:span text:style-name="T117"/></text:p>
      <text:p text:style-name="P1"><text:span text:style-name="T118"><text:tab/>void Start () {</text:span></text:p>
      <text:p text:style-name="P1"><text:span text:style-name="T118"><text:s text:c="8"/>cooldown = 1;</text:span></text:p>
      <text:p text:style-name="P1"><text:span text:style-name="T118"><text:tab/>}</text:span></text:p>
      <text:p text:style-name="P1"><text:span text:style-name="T118"><text:tab/></text:span></text:p>
      <text:p text:style-name="P1"><text:span text:style-name="T118"><text:tab/>void Update () {</text:span></text:p>
      <text:p text:style-name="P1"><text:span text:style-name="T118"><text:s text:c="8"/>if (Input.GetKey(KeyCode.Space) &amp;&amp; cooldown &lt; 0) {</text:span></text:p>
      <text:p text:style-name="P1"><text:span text:style-name="T118"><text:s text:c="12"/>laser.SetActive(true);</text:span></text:p>
      <text:p text:style-name="P1"><text:span text:style-name="T118"><text:s text:c="12"/>cooldown = 1;</text:span></text:p>
      <text:p text:style-name="P1"><text:span text:style-name="T118"><text:s text:c="8"/>} else {</text:span></text:p>
      <text:p text:style-name="P1"><text:span text:style-name="T118"><text:s text:c="12"/>laser.SetActive(false);</text:span></text:p>
      <text:p text:style-name="P1"><text:span text:style-name="T118"><text:s text:c="12"/>cooldown -= Time.deltaTime;</text:span></text:p>
      <text:p text:style-name="P1"><text:span text:style-name="T118"><text:s text:c="8"/>}</text:span></text:p>
      <text:p text:style-name="P1"><text:span text:style-name="T118"><text:tab/>}</text:span></text:p>
      <text:p text:style-name="P1"><text:span text:style-name="T119">}</text:span></text:p>
      <text:p text:style-name="P1"><text:span text:style-name="T120"/></text:p>
      <text:p text:style-name="P1"><text:span text:style-name="T120"/></text:p>
      <text:p text:style-name="P1"><text:span text:style-name="T121">float on muuttujan tyyppi joka tarkoittaa desimaalilukua esimerkiksi 0.5</text:span></text:p>
      <text:p text:style-name="P1"><text:span text:style-name="T121">if lauseessa &amp;&amp; tarkoittaa ja eli lause toteutuu vain jos molemmat kysymykset ovat tosia. Näppäin space on painettu pohjaan sekä jäähdytysaika on alle nollan</text:span></text:p>
      <text:p text:style-name="P1"><text:span text:style-name="T122"/></text:p>
      <text:p text:style-name="P1"><text:span text:style-name="T123">Time.deltaTime on aika minkä välein update suoritetaan eli jos update suoritetaan 0.1 sekunnin välein niin jäähytysajasta vähennetään joka update 0.1 sekuntia. Eli sekunnin jälkeen jäähytysajan arvo menee alle nollan. Kun spacea painetaan ja jäähytysaika on alle nollan laaseri käy päällä, muuten se on aina pois päältä</text:span></text:p>
      <text:p text:style-name="P1"><text:span text:style-name="T124"/></text:p>
      <text:p text:style-name="P1"><text:span text:style-name="T125">Testaa pelissä</text:span></text:p>
      <text:p text:style-name="P1"><text:span text:style-name="T126"/></text:p>
      <text:p text:style-name="P1"><text:span text:style-name="T126"/></text:p>
      <text:p text:style-name="P1"><text:span text:style-name="T126"/></text:p>
      <text:p text:style-name="P1"><text:span text:style-name="T127">VAIHE 3<text:s/></text:span><text:span text:style-name="T128">–</text:span><text:span text:style-name="T129"><text:s/>Toinen pelaaja</text:span></text:p>
      <text:p text:style-name="P1"><text:span text:style-name="T130"/></text:p>
      <text:p text:style-name="P1"><text:span text:style-name="T131">1. Raketilla on tässä vaiheessa melko yksinäistä joten tehdään sinne kaveri. Kopioi raketti hierarkiassa painamalla Ctrl+D ja vaihda sen transformista sijainnin (position) x-arvo +8:ksi. Testaa peliä</text:span></text:p>
      <text:p text:style-name="P1"><text:span text:style-name="T132"/></text:p>
      <text:p text:style-name="P1"><text:span text:style-name="T133">2. Huomataan että raketit liikkuvat ja ampuvat samaa matkaa, joten joudumme tekemään<text:s/></text:span><text:span text:style-name="T134">pieniä muutoksia. Yksi mahdollisuus olisi tehdä täysin uudet skriptit, mutta uusien skriptien tekeminen jokaiselle asialle on tehotonta. Muokkaamme siis jo valmiita scriptejämme.</text:span></text:p>
      <text:p text:style-name="P1"><text:span text:style-name="T135"/></text:p>
      <text:p text:style-name="P1"><text:span text:style-name="T135"/></text:p>
      <text:p text:style-name="P1"><text:span text:style-name="T136">Avaa Movement ja tee 4 uutta KeyCodemuuttujaa:</text:span></text:p>
      <text:p text:style-name="P1"><text:span text:style-name="T137"/></text:p>
      <text:p text:style-name="P1"><text:span text:style-name="T138">public class Movement : MonoBehaviour {</text:span></text:p>
      <text:p text:style-name="P1"><text:span text:style-name="T139"/></text:p>
      <text:p text:style-name="P1"><text:span text:style-name="T140"><text:s text:c="4"/>Rigidbody rb;</text:span></text:p>
      <text:p text:style-name="P1"><text:span text:style-name="T141"/></text:p>
      <text:p text:style-name="P1"><text:span text:style-name="T142"><text:s text:c="4"/>public KeyCode up;</text:span></text:p>
      <text:p text:style-name="P1"><text:span text:style-name="T142"><text:s text:c="4"/>public KeyCode down;</text:span></text:p>
      <text:p text:style-name="P1"><text:span text:style-name="T142"><text:s text:c="4"/>public KeyCode left;</text:span></text:p>
      <text:p text:style-name="P1"><text:span text:style-name="T142"><text:s text:c="4"/>public KeyCode right;</text:span></text:p>
      <text:p text:style-name="P1"><text:span text:style-name="T143"><text:tab/></text:span></text:p>
      <text:p text:style-name="P1"><text:span text:style-name="T143"><text:tab/>…<text:tab/></text:span></text:p>
      <text:p text:style-name="P1"><text:span text:style-name="T144"/></text:p>
      <text:p text:style-name="P1"><text:span text:style-name="T145">Sen jälkeen muutetaan jokaisesta if-lauseesta KeyCode.W jne. vastaamaan muuttujamme nimeä esimerkiksi näin:</text:span></text:p>
      <text:p text:style-name="P1"><text:span text:style-name="T146"/></text:p>
      <text:p text:style-name="P1"><text:span text:style-name="T147">if(Input.GetKey(up))</text:span></text:p>
      <text:p text:style-name="P1"><text:span text:style-name="T148"/></text:p>
      <text:p text:style-name="P1"><text:span text:style-name="T149">Sen jälkeen voit käydä editorista Inspector-ikkunasta säätämässä up, down, left ja right muuttujat vastaamaan oikeita nappeja W,A,S,D sekä raketille 2 nuolinäppäimiä Up Arrow, Left Arrow, Right Arrow ja Down Arrow. Voit painella näppäintä esim. D useamman kerran<text:s text:c="2"/>valikossa kunnes löydät D:n tai Down Arrowin.</text:span></text:p>
      <text:p text:style-name="P1"><text:span text:style-name="T150"/></text:p>
      <text:p text:style-name="P1"><text:span text:style-name="T151">3. Tehdään sama vielä ampumiselle. Kokeile seurata samaa ohjetta mitä käytimme liikkumiselle, mutta tällä kertaa korvaa KeyCode.Space uudella muuttujalla. Laita raketti 2 ampumaan Keypad 0:sta. Muista laittaa NumLock tietokoneesta päälle! Kysy apua jos tulee ongelmia.</text:span></text:p>
      <text:p text:style-name="P1"><text:span text:style-name="T152"/></text:p>
      <text:p text:style-name="P1"><text:span text:style-name="T152"/></text:p>
      <text:p text:style-name="P1"><text:span text:style-name="T153">VAIHE 4<text:s/></text:span><text:span text:style-name="T154">–</text:span><text:span text:style-name="T155"><text:s/>El</text:span><text:span text:style-name="T156">ämäpisteet</text:span></text:p>
      <text:p text:style-name="P1"><text:span text:style-name="T157"/></text:p>
      <text:p text:style-name="P1"><text:span text:style-name="T158">1. Tehdään raketille pelin kannalta ehkä olennaisin komponentti eli elämäpisteet ja tuhoutuminen. Tehdään raketille vielä yksi uusi skripti ja nimetään se nimellä “Health”. Health saa yhden muuttujan “amount” jolla mitataan healthin määrää. Laitetaan se aluksi kolmeksi.</text:span></text:p>
      <text:p text:style-name="P1"><text:span text:style-name="T159"/></text:p>
      <text:p text:style-name="P1"><text:span text:style-name="T160">public class Health : MonoBehaviour {</text:span></text:p>
      <text:p text:style-name="P1"><text:span text:style-name="T160"><text:tab/></text:span></text:p>
      <text:p text:style-name="P1"><text:span text:style-name="T160"><text:tab/>public int amount = 3;</text:span></text:p>
      <text:p text:style-name="P1"><text:span text:style-name="T161"/></text:p>
      <text:p text:style-name="P1"><text:span text:style-name="T162"><text:tab/>…</text:span></text:p>
      <text:p text:style-name="P1"><text:span text:style-name="T163"/></text:p>
      <text:p text:style-name="P1"><text:span text:style-name="T164">int tulee sanasta integer, joka tarkoittaa kokonaislukua ja on yleisin käytössä oleva muuttujan tyyppi</text:span></text:p>
      <text:p text:style-name="P1"><text:span text:style-name="T165"/></text:p>
      <text:p text:style-name="P1"><text:span text:style-name="T166">Lisätään healthille myös funktio TakeDamage, joka vähentää elämäpisteistä yhden ja sen jälkeen kysyy onko elämä alle nollan. Jos on, laitetaan raketti pois päältä:</text:span></text:p>
      <text:p text:style-name="P1"><text:span text:style-name="T167"/></text:p>
      <text:p text:style-name="P1"><text:span text:style-name="T168">public class Health : MonoBehaviour {</text:span></text:p>
      <text:p text:style-name="P1"><text:span text:style-name="T168"><text:tab/></text:span></text:p>
      <text:p text:style-name="P1"><text:span text:style-name="T168"><text:tab/>public int amount = 3;</text:span></text:p>
      <text:p text:style-name="P1"><text:span text:style-name="T169"/></text:p>
      <text:p text:style-name="P1"><text:span text:style-name="T170"><text:tab/>public void TakeDamage(){</text:span></text:p>
      <text:p text:style-name="P1"><text:span text:style-name="T170"><text:tab/><text:tab/>amount-=1;</text:span></text:p>
      <text:p text:style-name="P1"><text:span text:style-name="T170"><text:tab/><text:tab/>if(amount == 0){</text:span></text:p>
      <text:p text:style-name="P1"><text:span text:style-name="T170"><text:tab/><text:tab/><text:tab/></text:span><text:span text:style-name="T171">gameObject.SetActive(false);</text:span><text:span text:style-name="T172"/></text:p>
      <text:p text:style-name="P1"><text:span text:style-name="T172"><text:tab/><text:tab/>}</text:span></text:p>
      <text:p text:style-name="P1"><text:span text:style-name="T172"><text:tab/>}</text:span></text:p>
      <text:p text:style-name="P1"><text:span text:style-name="T173"/></text:p>
      <text:p text:style-name="P1"><text:span text:style-name="T174"><text:tab/>…</text:span></text:p>
      <text:p text:style-name="P1"><text:span text:style-name="T175"/></text:p>
      <text:p text:style-name="P1"><text:span text:style-name="T176">Ohjelmoinnissa yhtäläisyyttä verrataan aina kahdella yhtäsuuruusmerkillä!</text:span></text:p>
      <text:p text:style-name="P1"><text:span text:style-name="T177"/></text:p>
      <text:p text:style-name="P1"><text:span text:style-name="T178">gameObject viittaa nykyiseen esineeseen, joka laitetaan pois päältä SetActive(false) komennolla</text:span></text:p>
      <text:p text:style-name="P1"><text:span text:style-name="T179"/></text:p>
      <text:p text:style-name="P1"><text:span text:style-name="T180">2. Tarvitsemme tietysti myös jonkinlaisen komennon joka kutsuu TakeDamage funktiota. Haluamme tietysti että laiva vahingoittuu, kun laser osuu siihen. Tehdään siis osumapinnat eli colliderit sekä laasereille että raketeille. Klikkaa rakettia ja paina “Add Component”. Meshcollider löytyy valikosta kohdasta Physics<text:s/></text:span><text:span text:style-name="T181">→</text:span><text:span text:style-name="T182"><text:s/>Meshcollider. Klikkaa nyt laaseria. Sillä pitäisi olla jo valmiina Capsule Collider. Sille ei siis tarvitse tehdä mitään. Jos laaserilla ei ole Capsule Collideria, lisää sellainen. Laita molemmille raketeille MeshColliderin asetuksista "Convex" päälle. Nyt raketit pystyvät törmäämään toisiinsa!</text:span></text:p>
      <text:p text:style-name="P1"><text:span text:style-name="T183"/></text:p>
      <text:p text:style-name="P1"><text:span text:style-name="T184">3. Lopuksi annetaan enkkumittarit laivoille. Assetseissa on valmiit elämäpistemittarit jotka voit vetää peliin. Klikkaa sekä "HealthBar":ia että "HealthBar2":sta ja vedä laivat Inspector-ikkunasta löytyvään Player-kohtaan.</text:span></text:p>
      <text:p text:style-name="P1"><text:span text:style-name="T184"/></text:p>
      <text:p text:style-name="P1"><text:span text:style-name="T184">Jos sinulla on tässä kohtaa vielä reilusti aikaa voit toteuttaa sellaiset myös itse. Koodi itsessään ei ole hirveän monimutkaista vaan säätelee sydämien määrää pelaajalta löytyvän elämän mukaan.</text:span></text:p>
      <text:p text:style-name="P1"><text:span text:style-name="T18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